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paragraph-properties style:line-height-at-least="0.503cm"/>
      <style:text-properties fo:color="#000000" fo:background-color="transparent"/>
    </style:style>
    <style:style style:name="P4" style:family="paragraph" style:parent-style-name="Standard">
      <style:paragraph-properties style:line-height-at-least="0.503cm" fo:background-color="transparent">
        <style:background-image/>
      </style:paragraph-properties>
      <style:text-properties fo:color="#000000" fo:background-color="transparent"/>
    </style:style>
    <style:style style:name="P5" style:family="paragraph" style:parent-style-name="Footer">
      <style:paragraph-properties fo:text-align="end" style:justify-single-word="false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 prompt = require("prompt")</text:p>
      <text:p text:style-name="P1">var randomWords = require('random-words');</text:p>
      <text:p text:style-name="P3"/>
      <text:p text:style-name="P1">var mysteryWord = randomWords();</text:p>
      <text:p text:style-name="P3"/>
      <text:p text:style-name="P1">// Just for testing before finishing the code</text:p>
      <text:p text:style-name="P1">// var mysteryWord = "pride"; </text:p>
      <text:p text:style-name="P1">// console.log("mysteryWord:", mysteryWord); </text:p>
      <text:p text:style-name="P3"/>
      <text:p text:style-name="P1">// var unfinishedWord = "__i_e"; // another way of resolving the exercise</text:p>
      <text:p text:style-name="P3"/>
      <text:p text:style-name="P1">// Where I'll save the letters entered by the user</text:p>
      <text:p text:style-name="P1">var letters = [];</text:p>
      <text:p text:style-name="P3"/>
      <text:p text:style-name="P1">// Initial value of the number of missing letters is the same of the amount of letters of my mystery word</text:p>
      <text:p text:style-name="P1">var numMissingLetters = mysteryWord.length;</text:p>
      <text:p text:style-name="P3"/>
      <text:p text:style-name="P1">// Because it's the first time, it shows: _ _ _ _ _</text:p>
      <text:p text:style-name="P1">console.log("Your word for now is: ", getUnfinishedWord(mysteryWord));</text:p>
      <text:p text:style-name="P3"/>
      <text:p text:style-name="P1">// Simulation:</text:p>
      <text:p text:style-name="P1">// console.log("_____");</text:p>
      <text:p text:style-name="P1">// //e</text:p>
      <text:p text:style-name="P1">// console.log("____e");</text:p>
      <text:p text:style-name="P1">// //i</text:p>
      <text:p text:style-name="P1">// console.log("__i_e");</text:p>
      <text:p text:style-name="P1">// //a</text:p>
      <text:p text:style-name="P1">// console.log("__i_e");</text:p>
      <text:p text:style-name="P3"/>
      <text:p text:style-name="P1">function getUnfinishedWord(word) {</text:p>
      <text:p text:style-name="P3">    <text:span text:style-name="T1">// One liner ES5</text:span></text:p>
      <text:p text:style-name="P3">    <text:span text:style-name="T1">// return word.split("").map(function (element) { return letters.indexOf(element) === -1 ? "_" : element; }).join(" ");</text:span></text:p>
      <text:p text:style-name="P3"/>
      <text:p text:style-name="P3">    <text:span text:style-name="T1">// One liner ES6</text:span></text:p>
      <text:p text:style-name="P3">    <text:span text:style-name="T1">// return word.split("").map((element) =&gt; letters.indexOf(element) === -1 ? "_" : element).join(" ");</text:span></text:p>
      <text:p text:style-name="P3"/>
      <text:p text:style-name="P3">    <text:span text:style-name="T1">return</text:span><text:span text:style-name="T1"> </text:span><text:span text:style-name="T1">word</text:span><text:span text:style-name="T1">.</text:span><text:span text:style-name="T1">split</text:span><text:span text:style-name="T1">(</text:span><text:span text:style-name="T1">""</text:span><text:span text:style-name="T1">).</text:span><text:span text:style-name="T1">map</text:span><text:span text:style-name="T1">(</text:span></text:p>
      <text:p text:style-name="P3">        <text:span text:style-name="T1">function</text:span><text:span text:style-name="T1"> (</text:span><text:span text:style-name="T1">element</text:span><text:span text:style-name="T1">) {</text:span></text:p>
      <text:p text:style-name="P3">            <text:span text:style-name="T1">return</text:span><text:span text:style-name="T1"> </text:span><text:span text:style-name="T1">letters</text:span><text:span text:style-name="T1">.</text:span><text:span text:style-name="T1">indexOf</text:span><text:span text:style-name="T1">(</text:span><text:span text:style-name="T1">element</text:span><text:span text:style-name="T1">) === -</text:span><text:span text:style-name="T1">1</text:span><text:span text:style-name="T1"> ? </text:span><text:span text:style-name="T1">"_"</text:span><text:span text:style-name="T1"> : </text:span><text:span text:style-name="T1">element</text:span><text:span text:style-name="T1">;</text:span></text:p>
      <text:p text:style-name="P3"/>
      <text:p text:style-name="P3">            <text:span text:style-name="T1">// It the same as above</text:span></text:p>
      <text:p text:style-name="P3">            <text:span text:style-name="T1">// if (letters.indexOf(element) === -1) {</text:span></text:p>
      <text:p text:style-name="P3">            <text:span text:style-name="T1">//     return "_";</text:span></text:p>
      <text:p text:style-name="P3">            <text:span text:style-name="T1">// } else {</text:span></text:p>
      <text:p text:style-name="P3"><text:soft-page-break/>            <text:span text:style-name="T1">//     return element;</text:span></text:p>
      <text:p text:style-name="P3">            <text:span text:style-name="T1">// }</text:span></text:p>
      <text:p text:style-name="P3">        <text:span text:style-name="T1">}</text:span></text:p>
      <text:p text:style-name="P3">    <text:span text:style-name="T1">).</text:span><text:span text:style-name="T1">join</text:span><text:span text:style-name="T1">(</text:span><text:span text:style-name="T1">" "</text:span><text:span text:style-name="T1">);</text:span></text:p>
      <text:p text:style-name="P1">}</text:p>
      <text:p text:style-name="P3"/>
      <text:p text:style-name="P1">function getOnlyWrongLetters(word) {</text:p>
      <text:p text:style-name="P3">    <text:span text:style-name="T1">// One liner ES5</text:span></text:p>
      <text:p text:style-name="P3">    <text:span text:style-name="T1">// return letters.filter(function (element) { return word.indexOf(element) === -1 });</text:span></text:p>
      <text:p text:style-name="P3"/>
      <text:p text:style-name="P3">    <text:span text:style-name="T1">return</text:span><text:span text:style-name="T1"> </text:span><text:span text:style-name="T1">letters</text:span><text:span text:style-name="T1">.</text:span><text:span text:style-name="T1">filter</text:span><text:span text:style-name="T1">(</text:span></text:p>
      <text:p text:style-name="P3">        <text:span text:style-name="T1">function</text:span><text:span text:style-name="T1"> (</text:span><text:span text:style-name="T1">element</text:span><text:span text:style-name="T1">) {</text:span></text:p>
      <text:p text:style-name="P3">            <text:span text:style-name="T1">return</text:span><text:span text:style-name="T1"> </text:span><text:span text:style-name="T1">word</text:span><text:span text:style-name="T1">.</text:span><text:span text:style-name="T1">indexOf</text:span><text:span text:style-name="T1">(</text:span><text:span text:style-name="T1">element</text:span><text:span text:style-name="T1">) === -</text:span><text:span text:style-name="T1">1</text:span><text:span text:style-name="T1">;</text:span></text:p>
      <text:p text:style-name="P3"/>
      <text:p text:style-name="P3">            <text:span text:style-name="T1">// It the same as above</text:span></text:p>
      <text:p text:style-name="P3">            <text:span text:style-name="T1">// if (word.indexOf(element) === -1) {</text:span></text:p>
      <text:p text:style-name="P3">            <text:span text:style-name="T1">//     return true;</text:span></text:p>
      <text:p text:style-name="P3">            <text:span text:style-name="T1">// } else {</text:span></text:p>
      <text:p text:style-name="P3">            <text:span text:style-name="T1">//     return false;</text:span></text:p>
      <text:p text:style-name="P3">            <text:span text:style-name="T1">// }</text:span></text:p>
      <text:p text:style-name="P3">        <text:span text:style-name="T1">}</text:span></text:p>
      <text:p text:style-name="P3">    <text:span text:style-name="T1">);</text:span></text:p>
      <text:p text:style-name="P1">}</text:p>
      <text:p text:style-name="P3"/>
      <text:p text:style-name="P1">function numberOfMissingLetters(word) {</text:p>
      <text:p text:style-name="P3">    <text:span text:style-name="T1">// One liner ES5</text:span></text:p>
      <text:p text:style-name="P3">    <text:span text:style-name="T1">// return word.split("").filter(function (element) { return letters.indexOf(element) === -1; } ).length</text:span></text:p>
      <text:p text:style-name="P3"/>
      <text:p text:style-name="P3">    <text:span text:style-name="T1">var</text:span><text:span text:style-name="T1"> </text:span><text:span text:style-name="T1">missingLetters</text:span><text:span text:style-name="T1"> = </text:span><text:span text:style-name="T1">word</text:span><text:span text:style-name="T1">.</text:span><text:span text:style-name="T1">split</text:span><text:span text:style-name="T1">(</text:span><text:span text:style-name="T1">""</text:span><text:span text:style-name="T1">).</text:span><text:span text:style-name="T1">filter</text:span><text:span text:style-name="T1">(</text:span></text:p>
      <text:p text:style-name="P3">        <text:span text:style-name="T1">function</text:span><text:span text:style-name="T1"> (</text:span><text:span text:style-name="T1">element</text:span><text:span text:style-name="T1">) {</text:span></text:p>
      <text:p text:style-name="P3">            <text:span text:style-name="T1">return</text:span><text:span text:style-name="T1"> </text:span><text:span text:style-name="T1">letters</text:span><text:span text:style-name="T1">.</text:span><text:span text:style-name="T1">indexOf</text:span><text:span text:style-name="T1">(</text:span><text:span text:style-name="T1">element</text:span><text:span text:style-name="T1">) === -</text:span><text:span text:style-name="T1">1</text:span><text:span text:style-name="T1">;</text:span></text:p>
      <text:p text:style-name="P3"/>
      <text:p text:style-name="P3">            <text:span text:style-name="T1">// It the same as above</text:span></text:p>
      <text:p text:style-name="P3">            <text:span text:style-name="T1">// if (letters.indexOf(element) === -1) {</text:span></text:p>
      <text:p text:style-name="P3">            <text:span text:style-name="T1">//     return true;</text:span></text:p>
      <text:p text:style-name="P3">            <text:span text:style-name="T1">// } else {</text:span></text:p>
      <text:p text:style-name="P3">            <text:span text:style-name="T1">//     return false;</text:span></text:p>
      <text:p text:style-name="P3">            <text:span text:style-name="T1">// }</text:span></text:p>
      <text:p text:style-name="P3"/>
      <text:p text:style-name="P3">        <text:span text:style-name="T1">}</text:span></text:p>
      <text:p text:style-name="P3">    <text:span text:style-name="T1">)</text:span></text:p>
      <text:p text:style-name="P3"/>
      <text:p text:style-name="P3">    <text:span text:style-name="T1">return</text:span><text:span text:style-name="T1"> </text:span><text:span text:style-name="T1">missingLetters</text:span><text:span text:style-name="T1">.</text:span><text:span text:style-name="T1">length</text:span><text:span text:style-name="T1">;</text:span></text:p>
      <text:p text:style-name="P1">}</text:p>
      <text:p text:style-name="P3"/>
      <text:p text:style-name="P1">var optionsPrompt = {</text:p>
      <text:p text:style-name="P3">    <text:span text:style-name="T1">name:</text:span><text:span text:style-name="T1"> </text:span><text:span text:style-name="T1">"letterOrWord"</text:span><text:span text:style-name="T1">,</text:span></text:p>
      <text:p text:style-name="P3">    <text:span text:style-name="T1">validator:</text:span><text:span text:style-name="T1"> /</text:span><text:span text:style-name="T1">^</text:span><text:span text:style-name="T1">[</text:span><text:span text:style-name="T1">a-zA-Z</text:span><text:span text:style-name="T1">]</text:span><text:span text:style-name="T1">/</text:span><text:span text:style-name="T1">,</text:span></text:p>
      <text:p text:style-name="P3">    <text:span text:style-name="T1">description:</text:span><text:span text:style-name="T1"> </text:span><text:span text:style-name="T1">"Please enter a letter or a word"</text:span></text:p>
      <text:p text:style-name="P1">}</text:p>
      <text:p text:style-name="P3"/>
      <text:p text:style-name="P1">function displayPrompt(numberOfTriesLeft) {</text:p>
      <text:p text:style-name="P3"/>
      <text:p text:style-name="P3"><text:soft-page-break/>    <text:span text:style-name="T1">prompt</text:span><text:span text:style-name="T1">.</text:span><text:span text:style-name="T1">get</text:span><text:span text:style-name="T1">(</text:span><text:span text:style-name="T1">optionsPrompt</text:span><text:span text:style-name="T1">, </text:span><text:span text:style-name="T1">function</text:span><text:span text:style-name="T1"> (</text:span><text:span text:style-name="T1">err</text:span><text:span text:style-name="T1">, </text:span><text:span text:style-name="T1">res</text:span><text:span text:style-name="T1">) {</text:span></text:p>
      <text:p text:style-name="P3"/>
      <text:p text:style-name="P3">        <text:span text:style-name="T1">// Gestion d'erreurs</text:span></text:p>
      <text:p text:style-name="P3">        <text:span text:style-name="T1">if</text:span><text:span text:style-name="T1"> (</text:span><text:span text:style-name="T1">err</text:span><text:span text:style-name="T1">) {</text:span></text:p>
      <text:p text:style-name="P3">            <text:span text:style-name="T1">console</text:span><text:span text:style-name="T1">.</text:span><text:span text:style-name="T1">error</text:span><text:span text:style-name="T1">(</text:span><text:span text:style-name="T1">err</text:span><text:span text:style-name="T1">);</text:span></text:p>
      <text:p text:style-name="P3">            <text:span text:style-name="T1">return</text:span><text:span text:style-name="T1">;</text:span></text:p>
      <text:p text:style-name="P3">        <text:span text:style-name="T1">}</text:span></text:p>
      <text:p text:style-name="P3"/>
      <text:p text:style-name="P3">        <text:span text:style-name="T1">var</text:span><text:span text:style-name="T1"> </text:span><text:span text:style-name="T1">inputUser</text:span><text:span text:style-name="T1"> = </text:span><text:span text:style-name="T1">res</text:span><text:span text:style-name="T1">.</text:span><text:span text:style-name="T1">letterOrWord</text:span><text:span text:style-name="T1">;</text:span></text:p>
      <text:p text:style-name="P3"/>
      <text:p text:style-name="P3">        <text:span text:style-name="T1">if</text:span><text:span text:style-name="T1"> (</text:span><text:span text:style-name="T1">inputUser</text:span><text:span text:style-name="T1">.</text:span><text:span text:style-name="T1">length</text:span><text:span text:style-name="T1"> === </text:span><text:span text:style-name="T1">1</text:span><text:span text:style-name="T1">) {</text:span></text:p>
      <text:p text:style-name="P3"/>
      <text:p text:style-name="P3">            <text:span text:style-name="T1">if</text:span><text:span text:style-name="T1"> (</text:span><text:span text:style-name="T1">letters</text:span><text:span text:style-name="T1">.</text:span><text:span text:style-name="T1">indexOf</text:span><text:span text:style-name="T1">(</text:span><text:span text:style-name="T1">inputUser</text:span><text:span text:style-name="T1">) === -</text:span><text:span text:style-name="T1">1</text:span><text:span text:style-name="T1">) {</text:span></text:p>
      <text:p text:style-name="P3">                <text:span text:style-name="T1">letters</text:span><text:span text:style-name="T1">.</text:span><text:span text:style-name="T1">push</text:span><text:span text:style-name="T1">(</text:span><text:span text:style-name="T1">inputUser</text:span><text:span text:style-name="T1">);</text:span></text:p>
      <text:p text:style-name="P3">            <text:span text:style-name="T1">} </text:span><text:span text:style-name="T1">else</text:span><text:span text:style-name="T1"> {</text:span></text:p>
      <text:p text:style-name="P3">                <text:span text:style-name="T1">console</text:span><text:span text:style-name="T1">.</text:span><text:span text:style-name="T1">log</text:span><text:span text:style-name="T1">(</text:span><text:span text:style-name="T1">"You've already tried with that letter. I'm not counting this try because I'm nice"</text:span><text:span text:style-name="T1">);</text:span></text:p>
      <text:p text:style-name="P3"/>
      <text:p text:style-name="P3">                <text:span text:style-name="T1">displayPrompt</text:span><text:span text:style-name="T1">(</text:span><text:span text:style-name="T1">numberOfTriesLeft</text:span><text:span text:style-name="T1">)</text:span></text:p>
      <text:p text:style-name="P3">                <text:span text:style-name="T1">return</text:span><text:span text:style-name="T1">;</text:span></text:p>
      <text:p text:style-name="P3">            <text:span text:style-name="T1">}</text:span></text:p>
      <text:p text:style-name="P3"/>
      <text:p text:style-name="P3">            <text:span text:style-name="T1">if</text:span><text:span text:style-name="T1"> (</text:span><text:span text:style-name="T1">numberOfMissingLetters</text:span><text:span text:style-name="T1">(</text:span><text:span text:style-name="T1">mysteryWord</text:span><text:span text:style-name="T1">) === </text:span><text:span text:style-name="T1">0</text:span><text:span text:style-name="T1">) {</text:span></text:p>
      <text:p text:style-name="P3">                <text:span text:style-name="T1">console</text:span><text:span text:style-name="T1">.</text:span><text:span text:style-name="T1">log</text:span><text:span text:style-name="T1">(</text:span><text:span text:style-name="T1">"You've won!! Congratulations!! The word was:"</text:span><text:span text:style-name="T1">, </text:span><text:span text:style-name="T1">mysteryWord</text:span><text:span text:style-name="T1">);</text:span></text:p>
      <text:p text:style-name="P3">            <text:span text:style-name="T1">} </text:span><text:span text:style-name="T1">else</text:span><text:span text:style-name="T1"> {</text:span></text:p>
      <text:p text:style-name="P3">                <text:span text:style-name="T1">// pride =&gt; 5</text:span></text:p>
      <text:p text:style-name="P3">                <text:span text:style-name="T1">// si la quantité des lettres qui me manque encore est toujours 5</text:span></text:p>
      <text:p text:style-name="P3">                <text:span text:style-name="T1">// ça veut dire que j'ai pas réussi dans cet essaye à trouver une nouvelle lettre de mon mot</text:span></text:p>
      <text:p text:style-name="P3">                <text:span text:style-name="T1">// donc je reduis la quantité d'essayes de l'utilisateur</text:span></text:p>
      <text:p text:style-name="P3">                <text:span text:style-name="T1">if</text:span><text:span text:style-name="T1"> (</text:span><text:span text:style-name="T1">numMissingLetters</text:span><text:span text:style-name="T1"> === </text:span><text:span text:style-name="T1">numberOfMissingLetters</text:span><text:span text:style-name="T1">(</text:span><text:span text:style-name="T1">mysteryWord</text:span><text:span text:style-name="T1">)) {</text:span></text:p>
      <text:p text:style-name="P3">                    <text:span text:style-name="T1">numberOfTriesLeft</text:span><text:span text:style-name="T1">--;</text:span></text:p>
      <text:p text:style-name="P3">                <text:span text:style-name="T1">}</text:span></text:p>
      <text:p text:style-name="P3"/>
      <text:p text:style-name="P3">                <text:span text:style-name="T1">if</text:span><text:span text:style-name="T1"> (</text:span><text:span text:style-name="T1">numberOfTriesLeft</text:span><text:span text:style-name="T1"> &gt; </text:span><text:span text:style-name="T1">0</text:span><text:span text:style-name="T1">) {</text:span></text:p>
      <text:p text:style-name="P3">                    <text:span text:style-name="T1">// Set the new number of missing letters</text:span></text:p>
      <text:p text:style-name="P3">                    <text:span text:style-name="T1">numMissingLetters</text:span><text:span text:style-name="T1"> = </text:span><text:span text:style-name="T1">numberOfMissingLetters</text:span><text:span text:style-name="T1">(</text:span><text:span text:style-name="T1">mysteryWord</text:span><text:span text:style-name="T1">);</text:span></text:p>
      <text:p text:style-name="P3"/>
      <text:p text:style-name="P3">                    <text:span text:style-name="T1">console</text:span><text:span text:style-name="T1">.</text:span><text:span text:style-name="T1">log</text:span><text:span text:style-name="T1">(</text:span><text:span text:style-name="T1">"Your word for now is: "</text:span><text:span text:style-name="T1">, </text:span><text:span text:style-name="T1">getUnfinishedWord</text:span><text:span text:style-name="T1">(</text:span><text:span text:style-name="T1">mysteryWord</text:span><text:span text:style-name="T1">));</text:span></text:p>
      <text:p text:style-name="P3"/>
      <text:p text:style-name="P3">                    <text:span text:style-name="T1">console</text:span><text:span text:style-name="T1">.</text:span><text:span text:style-name="T1">log</text:span><text:span text:style-name="T1">(</text:span><text:span text:style-name="T1">"The wrong letters you entered are:"</text:span><text:span text:style-name="T1">, </text:span><text:span text:style-name="T1">getOnlyWrongLetters</text:span><text:span text:style-name="T1">(</text:span><text:span text:style-name="T1">mysteryWord</text:span><text:span text:style-name="T1">).</text:span><text:span text:style-name="T1">join</text:span><text:span text:style-name="T1">(</text:span><text:span text:style-name="T1">" "</text:span><text:span text:style-name="T1">));</text:span></text:p>
      <text:p text:style-name="P3"/>
      <text:p text:style-name="P3">                    <text:span text:style-name="T1">console</text:span><text:span text:style-name="T1">.</text:span><text:span text:style-name="T1">log</text:span><text:span text:style-name="T1">(</text:span><text:span text:style-name="T1">`You still have </text:span><text:span text:style-name="T1">${</text:span><text:span text:style-name="T1">numberOfTriesLeft</text:span><text:span text:style-name="T1">}</text:span><text:span text:style-name="T1"> number of tries`</text:span><text:span text:style-name="T1">);</text:span></text:p>
      <text:p text:style-name="P3"/>
      <text:p text:style-name="P3">                    <text:span text:style-name="T1">displayPrompt</text:span><text:span text:style-name="T1">(</text:span><text:span text:style-name="T1">numberOfTriesLeft</text:span><text:span text:style-name="T1">);</text:span></text:p>
      <text:p text:style-name="P3">                <text:span text:style-name="T1">} </text:span><text:span text:style-name="T1">else</text:span><text:span text:style-name="T1"> {</text:span></text:p>
      <text:p text:style-name="P3"><text:soft-page-break/>                    <text:span text:style-name="T1">console</text:span><text:span text:style-name="T1">.</text:span><text:span text:style-name="T1">log</text:span><text:span text:style-name="T1">(</text:span><text:span text:style-name="T1">`You've lost :(. The word was </text:span><text:span text:style-name="T1">${</text:span><text:span text:style-name="T1">mysteryWord</text:span><text:span text:style-name="T1">}</text:span><text:span text:style-name="T1">`</text:span><text:span text:style-name="T1">);</text:span></text:p>
      <text:p text:style-name="P3">                    <text:span text:style-name="T1">return</text:span><text:span text:style-name="T1">;</text:span></text:p>
      <text:p text:style-name="P3">                <text:span text:style-name="T1">}</text:span></text:p>
      <text:p text:style-name="P3">            <text:span text:style-name="T1">}</text:span></text:p>
      <text:p text:style-name="P3">        <text:span text:style-name="T1">} </text:span><text:span text:style-name="T1">else</text:span><text:span text:style-name="T1"> {</text:span></text:p>
      <text:p text:style-name="P3">            <text:span text:style-name="T1">if</text:span><text:span text:style-name="T1"> (</text:span><text:span text:style-name="T1">inputUser</text:span><text:span text:style-name="T1"> == </text:span><text:span text:style-name="T1">mysteryWord</text:span><text:span text:style-name="T1">) {</text:span></text:p>
      <text:p text:style-name="P3">                <text:span text:style-name="T1">console</text:span><text:span text:style-name="T1">.</text:span><text:span text:style-name="T1">log</text:span><text:span text:style-name="T1">(</text:span><text:span text:style-name="T1">"You've won!! Congratulations!! The word was:"</text:span><text:span text:style-name="T1">, </text:span><text:span text:style-name="T1">mysteryWord</text:span><text:span text:style-name="T1">);</text:span></text:p>
      <text:p text:style-name="P3">            <text:span text:style-name="T1">} </text:span><text:span text:style-name="T1">else</text:span><text:span text:style-name="T1"> {</text:span></text:p>
      <text:p text:style-name="P3">                <text:span text:style-name="T1">numberOfTriesLeft</text:span><text:span text:style-name="T1">--;</text:span></text:p>
      <text:p text:style-name="P3"/>
      <text:p text:style-name="P3">                <text:span text:style-name="T1">if</text:span><text:span text:style-name="T1"> (</text:span><text:span text:style-name="T1">numberOfTriesLeft</text:span><text:span text:style-name="T1"> &gt; </text:span><text:span text:style-name="T1">0</text:span><text:span text:style-name="T1">) {</text:span></text:p>
      <text:p text:style-name="P3">                    <text:span text:style-name="T1">console</text:span><text:span text:style-name="T1">.</text:span><text:span text:style-name="T1">log</text:span><text:span text:style-name="T1">(</text:span><text:span text:style-name="T1">`No, the word was not </text:span><text:span text:style-name="T1">${</text:span><text:span text:style-name="T1">inputUser</text:span><text:span text:style-name="T1">}</text:span><text:span text:style-name="T1">. You still have </text:span><text:span text:style-name="T1">${</text:span><text:span text:style-name="T1">numberOfTriesLeft</text:span><text:span text:style-name="T1">}</text:span><text:span text:style-name="T1"> number of tries`</text:span><text:span text:style-name="T1">);</text:span></text:p>
      <text:p text:style-name="P3"/>
      <text:p text:style-name="P3">                    <text:span text:style-name="T1">displayPrompt</text:span><text:span text:style-name="T1">(</text:span><text:span text:style-name="T1">numberOfTriesLeft</text:span><text:span text:style-name="T1">);</text:span></text:p>
      <text:p text:style-name="P3">                <text:span text:style-name="T1">} </text:span><text:span text:style-name="T1">else</text:span><text:span text:style-name="T1"> {</text:span></text:p>
      <text:p text:style-name="P3">                    <text:span text:style-name="T1">console</text:span><text:span text:style-name="T1">.</text:span><text:span text:style-name="T1">log</text:span><text:span text:style-name="T1">(</text:span><text:span text:style-name="T1">`You've lost :(. The word was </text:span><text:span text:style-name="T1">${</text:span><text:span text:style-name="T1">mysteryWord</text:span><text:span text:style-name="T1">}</text:span><text:span text:style-name="T1">`</text:span><text:span text:style-name="T1">);</text:span></text:p>
      <text:p text:style-name="P4">                    <text:span text:style-name="T1">return</text:span><text:span text:style-name="T1">;</text:span></text:p>
      <text:p text:style-name="P3">                <text:span text:style-name="T1">}</text:span></text:p>
      <text:p text:style-name="P3">            <text:span text:style-name="T1">}</text:span></text:p>
      <text:p text:style-name="P3">        <text:span text:style-name="T1">}</text:span></text:p>
      <text:p text:style-name="P3">    <text:span text:style-name="T1">});</text:span></text:p>
      <text:p text:style-name="P1">}</text:p>
      <text:p text:style-name="P3"/>
      <text:p text:style-name="P1">displayPrompt(10)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Jour7 <text:tab/><text:span text:style-name="MT1">Bonus- Pendu</text:span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5T13:17:50.81</meta:creation-date>
    <meta:document-statistic meta:table-count="0" meta:image-count="0" meta:object-count="0" meta:page-count="4" meta:paragraph-count="131" meta:word-count="554" meta:character-count="5013"/>
    <dc:date>2021-03-25T13:37:10.63</dc:date>
    <meta:editing-duration>PT4M8S</meta:editing-duration>
    <meta:editing-cycles>1</meta:editing-cycles>
    <meta:generator>OpenOffice/4.1.8$Win32 OpenOffice.org_project/418m3$Build-9803</meta:generator>
  </office:meta>
</office:document-meta>
</file>